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ControlAssembler.assemble( ControlAssemblyContext ca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JBControlAssembler.updateWebApp( ControlAssemblyContext . WebAppModule webAssemblyContext , EJBInfo ejbInfo , String ejbLink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EJBControlAssembler.writeXML( ControlAssemblyContext cac , Document doc , File outputFi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EJBControlAssembler.updateEJBJar( ControlAssemblyContext . EJBModule ejbAssemblyContext , EJBInfo ejbInfo , String ejbLink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63">
            <text:p text:style-name="Table_20_Contents">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